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5in"/>
    </style:style>
    <style:style style:name="TableColumn3" style:family="table-column">
      <style:table-column-properties style:column-width="3.5458in"/>
    </style:style>
    <style:style style:name="TableColumn4" style:family="table-column">
      <style:table-column-properties style:column-width="2.06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8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9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0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1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Web" style:family="paragraph">
      <style:paragraph-properties fo:text-align="justify" fo:margin-top="0.0833in" fo:margin-bottom="0.0833in" fo:line-height="150%" fo:background-color="#FFFFFF"/>
    </style:style>
    <style:style style:name="T42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3" style:parent-style-name="DefaultParagraphFont" style:family="text">
      <style:text-properties style:font-name="Arial" style:font-name-complex="Arial" fo:color="#000000"/>
    </style:style>
    <style:style style:name="T44" style:parent-style-name="DefaultParagraphFont" style:family="text">
      <style:text-properties style:font-name="Arial" style:font-name-complex="Arial" fo:font-style="italic" style:font-style-asian="italic" style:font-style-complex="italic" fo:color="#000000"/>
    </style:style>
    <style:style style:name="T45" style:parent-style-name="DefaultParagraphFont" style:family="text">
      <style:text-properties style:font-name="Arial" style:font-name-complex="Arial" fo:color="#000000"/>
    </style:style>
    <style:style style:name="T46" style:parent-style-name="DefaultParagraphFont" style:family="text">
      <style:text-properties style:font-name="Arial" style:font-name-complex="Arial" fo:color="#000000"/>
    </style:style>
    <style:style style:name="T4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8" style:parent-style-name="DefaultParagraphFont" style:family="text">
      <style:text-properties style:font-name="Arial" style:font-name-complex="Arial" fo:color="#000000"/>
    </style:style>
    <style:style style:name="P49" style:parent-style-name="BodyText" style:family="paragraph">
      <style:paragraph-properties fo:text-align="justify" fo:line-height="150%" fo:margin-left="0.1743in" fo:margin-right="0.1951in">
        <style:tab-stops/>
      </style:paragraph-properties>
      <style:text-properties style:font-name-complex="Arial" fo:color="#000000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BodyText" style:family="paragraph">
      <style:paragraph-properties fo:text-align="justify" fo:line-height="150%" fo:margin-left="0.1743in" fo:margin-right="0.1951in">
        <style:tab-stops/>
      </style:paragraph-properties>
    </style:style>
    <style:style style:name="T59" style:parent-style-name="DefaultParagraphFont" style:family="text">
      <style:text-properties style:font-name-complex="Arial"/>
    </style:style>
    <style:style style:name="T60" style:parent-style-name="DefaultParagraphFont" style:family="text">
      <style:text-properties style:font-name-complex="Arial" fo:font-weight="bold" style:font-weight-asian="bold" style:font-weight-complex="bold"/>
    </style:style>
    <style:style style:name="T61" style:parent-style-name="DefaultParagraphFont" style:family="text">
      <style:text-properties style:font-name-complex="Arial"/>
    </style:style>
    <style:style style:name="T62" style:parent-style-name="DefaultParagraphFont" style:family="text">
      <style:text-properties style:font-name-complex="Arial"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Web" style:family="paragraph">
      <style:paragraph-properties fo:text-align="justify" fo:margin-top="0.0833in" fo:margin-bottom="0.0833in" fo:line-height="150%" fo:text-indent="0.5in" fo:background-color="#FFFFFF"/>
    </style:style>
    <style:style style:name="T73" style:parent-style-name="DefaultParagraphFont" style:family="text">
      <style:text-properties style:font-name="Arial" style:font-name-complex="Arial" fo:color="#000000"/>
    </style:style>
    <style:style style:name="T74" style:parent-style-name="DefaultParagraphFont" style:family="text">
      <style:text-properties style:font-name="Arial" style:font-name-complex="Arial" fo:color="#000000"/>
    </style:style>
    <style:style style:name="T7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76" style:parent-style-name="DefaultParagraphFont" style:family="text">
      <style:text-properties style:font-name="Arial" style:font-name-complex="Arial" fo:color="#000000"/>
    </style:style>
    <style:style style:name="T77" style:parent-style-name="DefaultParagraphFont" style:family="text">
      <style:text-properties style:font-name="Arial" style:font-name-complex="Arial" fo:font-style="italic" style:font-style-asian="italic" style:font-style-complex="italic" fo:color="#000000"/>
    </style:style>
    <style:style style:name="T7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/>
    </style:style>
    <style:style style:name="T79" style:parent-style-name="DefaultParagraphFont" style:family="text">
      <style:text-properties style:font-name="Arial" style:font-name-complex="Arial" fo:font-style="italic" style:font-style-asian="italic" style:font-style-complex="italic" fo:color="#000000"/>
    </style:style>
    <style:style style:name="T80" style:parent-style-name="DefaultParagraphFont" style:family="text">
      <style:text-properties style:font-name="Arial" style:font-name-complex="Arial" fo:color="#000000"/>
    </style:style>
    <style:style style:name="T81" style:parent-style-name="DefaultParagraphFont" style:family="text">
      <style:text-properties style:font-name="Arial" style:font-name-complex="Arial" fo:color="#000000"/>
    </style:style>
    <style:style style:name="T82" style:parent-style-name="Hyperlink" style:family="text">
      <style:text-properties style:font-name="Arial" style:font-name-complex="Arial" fo:font-weight="bold" style:font-weight-asian="bold" style:font-weight-complex="bold" fo:color="#000000"/>
    </style:style>
    <style:style style:name="T83" style:parent-style-name="DefaultParagraphFont" style:family="text">
      <style:text-properties style:font-name="Arial" style:font-name-complex="Arial" fo:color="#000000"/>
    </style:style>
    <style:style style:name="T84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85" style:parent-style-name="DefaultParagraphFont" style:family="text">
      <style:text-properties style:font-name="Arial" style:font-name-complex="Arial" fo:color="#000000"/>
    </style:style>
    <style:style style:name="T86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87" style:parent-style-name="DefaultParagraphFont" style:family="text">
      <style:text-properties style:font-name="Arial" style:font-name-complex="Arial" fo:color="#000000"/>
    </style:style>
    <style:style style:name="P88" style:parent-style-name="BodyText" style:family="paragraph">
      <style:paragraph-properties fo:text-align="justify" fo:line-height="150%" fo:margin-left="0.1743in" fo:margin-right="0.1951in">
        <style:tab-stops/>
      </style:paragraph-properties>
      <style:text-properties style:font-name-complex="Arial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olumn96" style:family="table-column">
      <style:table-column-properties style:column-width="0.65in"/>
    </style:style>
    <style:style style:name="TableColumn97" style:family="table-column">
      <style:table-column-properties style:column-width="5.6111in"/>
    </style:style>
    <style:style style:name="Table95" style:family="table">
      <style:table-properties style:width="6.2611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 fo:text-indent="0.5in"/>
    </style:style>
    <style:style style:name="T10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6" style:parent-style-name="Normal" style:family="paragraph">
      <style:paragraph-properties style:line-height-at-least="0in" fo:margin-left="0.0555in">
        <style:tab-stops/>
      </style:paragraph-properties>
    </style:style>
    <style:style style:name="T107" style:parent-style-name="DefaultParagraphFont" style:family="text">
      <style:text-properties style:font-name="Arial" style:font-name-complex="Arial" fo:font-size="12pt" style:font-size-asian="12pt" style:font-size-complex="12pt" fo:language="en" fo:country="MY" style:language-asian="en" style:country-asian="MY"/>
    </style:style>
    <style:style style:name="T108" style:parent-style-name="DefaultParagraphFont" style:family="text">
      <style:text-properties style:font-name="Arial" style:font-name-complex="Arial" fo:font-size="12pt" style:font-size-asian="12pt" style:font-size-complex="12pt" fo:language="en" fo:country="MY" style:language-asian="en" style:country-asian="MY"/>
    </style:style>
    <style:style style:name="P109" style:parent-style-name="Normal" style:family="paragraph">
      <style:paragraph-properties style:line-height-at-least="0in" fo:margin-left="0.0555in">
        <style:tab-stops/>
      </style:paragraph-properties>
    </style:style>
    <style:style style:name="T110" style:parent-style-name="DefaultParagraphFont" style:family="text">
      <style:text-properties fo:language="en" fo:country="MY" style:language-asian="en" style:country-asian="MY"/>
    </style:style>
    <style:style style:name="P111" style:parent-style-name="Normal" style:family="paragraph">
      <style:text-properties fo:font-weight="bold" style:font-weight-asian="bold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 fo:language="en" fo:country="MY" style:language-asian="en" style:country-asian="MY"/>
    </style:style>
    <style:style style:name="P113" style:parent-style-name="Normal" style:family="paragraph">
      <style:text-properties fo:font-weight="bold" style:font-weight-asian="bold"/>
    </style:style>
    <style:style style:name="P114" style:parent-style-name="Normal" style:family="paragraph">
      <style:paragraph-properties style:line-height-at-least="0in" fo:margin-left="0.0555in">
        <style:tab-stops/>
      </style:paragraph-properties>
    </style:style>
    <style:style style:name="T115" style:parent-style-name="DefaultParagraphFont" style:family="text">
      <style:text-properties style:font-name="Arial" style:font-name-asian="Arial" fo:font-size="12pt" style:font-size-asian="12pt" fo:language="en" fo:country="MY" style:language-asian="en" style:country-asian="MY"/>
    </style:style>
    <style:style style:name="P116" style:parent-style-name="Normal" style:family="paragraph">
      <style:text-properties fo:font-size="8pt" style:font-size-asian="8pt"/>
    </style:style>
    <style:style style:name="P117" style:parent-style-name="Normal" style:family="paragraph">
      <style:text-properties fo:font-size="8pt" style:font-size-asian="8pt"/>
    </style:style>
    <style:style style:name="P118" style:parent-style-name="Normal" style:family="paragraph">
      <style:text-properties fo:font-size="8pt" style:font-size-asian="8pt"/>
    </style:style>
    <style:style style:name="P119" style:parent-style-name="Normal" style:family="paragraph">
      <style:paragraph-properties style:line-height-at-least="0in" fo:margin-left="0.0555in">
        <style:tab-stops/>
      </style:paragraph-properties>
      <style:text-properties style:font-name="Arial" style:font-name-asian="Arial" fo:font-size="12pt" style:font-size-asian="12pt"/>
    </style:style>
    <style:style style:name="P120" style:parent-style-name="Normal" style:family="paragraph">
      <style:paragraph-properties style:line-height-at-least="0in" fo:margin-left="0.0555in">
        <style:tab-stops/>
      </style:paragraph-properties>
    </style:style>
    <style:style style:name="T121" style:parent-style-name="DefaultParagraphFont" style:family="text">
      <style:text-properties style:font-name="Arial" style:font-name-asian="Arial" fo:font-size="12pt" style:font-size-asian="12pt" fo:language="en" fo:country="MY" style:language-asian="en" style:country-asian="MY"/>
    </style:style>
    <style:style style:name="P122" style:parent-style-name="Normal" style:family="paragraph">
      <style:paragraph-properties style:line-height-at-least="0in" fo:margin-left="0.0555in">
        <style:tab-stops/>
      </style:paragraph-properties>
    </style:style>
    <style:style style:name="T123" style:parent-style-name="DefaultParagraphFont" style:family="text">
      <style:text-properties style:font-name="Arial" style:font-name-asian="Arial" fo:font-size="12pt" style:font-size-asian="12pt" fo:language="en" fo:country="MY" style:language-asian="en" style:country-asian="MY"/>
    </style:style>
    <style:style style:name="P124" style:parent-style-name="Normal" style:family="paragraph">
      <style:text-properties fo:font-size="8pt" style:font-size-asian="8pt"/>
    </style:style>
    <style:style style:name="T125" style:parent-style-name="DefaultParagraphFont" style:family="text">
      <style:text-properties style:font-name="Arial" style:font-name-asian="Arial" fo:font-size="12pt" style:font-size-asian="12pt" fo:language="en" fo:country="MY" style:language-asian="en" style:country-asian="MY"/>
    </style:style>
    <style:style style:name="P126" style:parent-style-name="Normal" style:family="paragraph">
      <style:paragraph-properties style:line-height-at-least="0in" fo:margin-left="0.0555in">
        <style:tab-stops/>
      </style:paragraph-properties>
      <style:text-properties style:font-name="Arial" style:font-name-asian="Arial" fo:font-size="12pt" style:font-size-asian="12pt"/>
    </style:style>
    <style:style style:name="P127" style:parent-style-name="Normal" style:family="paragraph">
      <style:paragraph-properties style:line-height-at-least="0in" fo:margin-left="0.0555in">
        <style:tab-stops/>
      </style:paragraph-properties>
    </style:style>
    <style:style style:name="T128" style:parent-style-name="DefaultParagraphFont" style:family="text">
      <style:text-properties style:font-name="Arial" style:font-name-asian="Arial" fo:font-size="12pt" style:font-size-asian="12pt" fo:language="en" fo:country="MY" style:language-asian="en" style:country-asian="MY"/>
    </style:style>
    <style:style style:name="P129" style:parent-style-name="Normal" style:family="paragraph">
      <style:text-properties fo:font-size="8pt" style:font-size-asian="8pt"/>
    </style:style>
    <style:style style:name="P130" style:parent-style-name="Normal" style:family="paragraph">
      <style:paragraph-properties style:line-height-at-least="0in" fo:margin-left="0.0555in">
        <style:tab-stops/>
      </style:paragraph-properties>
      <style:text-properties style:font-name="Arial" style:font-name-asian="Arial" fo:font-size="12pt" style:font-size-asian="12pt"/>
    </style:style>
    <style:style style:name="P131" style:parent-style-name="Normal" style:family="paragraph">
      <style:paragraph-properties style:line-height-at-least="0in" fo:margin-left="0.0555in">
        <style:tab-stops/>
      </style:paragraph-properties>
    </style:style>
    <style:style style:name="T132" style:parent-style-name="DefaultParagraphFont" style:family="text">
      <style:text-properties style:font-name="Arial" style:font-name-asian="Arial" fo:font-size="12pt" style:font-size-asian="12pt" fo:language="en" fo:country="MY" style:language-asian="en" style:country-asian="MY"/>
    </style:style>
    <style:style style:name="P133" style:parent-style-name="Normal" style:family="paragraph">
      <style:text-properties fo:font-size="8pt" style:font-size-asian="8pt"/>
    </style:style>
    <style:style style:name="P134" style:parent-style-name="Normal" style:family="paragraph">
      <style:paragraph-properties style:line-height-at-least="0in" fo:margin-left="0.0555in">
        <style:tab-stops/>
      </style:paragraph-properties>
      <style:text-properties style:font-name="Arial" style:font-name-asian="Arial" fo:font-size="12pt" style:font-size-asian="12pt"/>
    </style:style>
    <style:style style:name="P135" style:parent-style-name="Normal" style:family="paragraph">
      <style:paragraph-properties style:line-height-at-least="0in" fo:margin-left="0.0555in">
        <style:tab-stops/>
      </style:paragraph-properties>
    </style:style>
    <style:style style:name="T136" style:parent-style-name="DefaultParagraphFont" style:family="text">
      <style:text-properties style:font-name="Arial" style:font-name-complex="Arial" fo:font-size="12pt" style:font-size-asian="12pt" style:font-size-complex="12pt" fo:language="en" fo:country="MY" style:language-asian="en" style:country-asian="MY"/>
    </style:style>
    <style:style style:name="P137" style:parent-style-name="Normal" style:family="paragraph">
      <style:paragraph-properties style:line-height-at-least="0in" fo:margin-left="0.0555in">
        <style:tab-stops/>
      </style:paragraph-properties>
    </style:style>
    <style:style style:name="T138" style:parent-style-name="DefaultParagraphFont" style:family="text">
      <style:text-properties style:font-name="Arial" style:font-name-asian="Arial" fo:font-size="12pt" style:font-size-asian="12pt" fo:language="en" fo:country="MY" style:language-asian="en" style:country-asian="MY"/>
    </style:style>
    <style:style style:name="P139" style:parent-style-name="Normal" style:family="paragraph">
      <style:text-properties fo:font-weight="bold" style:font-weight-asian="bold"/>
    </style:style>
    <style:style style:name="P140" style:parent-style-name="Normal" style:family="paragraph">
      <style:paragraph-properties style:line-height-at-least="0in" fo:margin-left="0.0555in">
        <style:tab-stops/>
      </style:paragraph-properties>
      <style:text-properties style:font-name="Arial" style:font-name-asian="Arial" fo:font-size="12pt" style:font-size-asian="12pt"/>
    </style:style>
    <style:style style:name="P141" style:parent-style-name="Normal" style:family="paragraph">
      <style:paragraph-properties style:line-height-at-least="0in" fo:margin-left="0.0555in">
        <style:tab-stops/>
      </style:paragraph-properties>
      <style:text-properties style:font-name="Arial" style:font-name-asian="Arial" fo:font-size="12pt" style:font-size-asian="12pt"/>
    </style:style>
    <style:style style:name="P142" style:parent-style-name="Normal" style:family="paragraph">
      <style:paragraph-properties style:line-height-at-least="0in" fo:margin-left="0.0555in">
        <style:tab-stops/>
      </style:paragraph-properties>
      <style:text-properties style:font-name="Arial" style:font-name-asian="Arial" fo:font-size="12pt" style:font-size-asian="12pt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7" style:parent-style-name="Normal" style:family="paragraph">
      <style:paragraph-properties fo:line-height="100%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none" draw:stroke="solid" svg:stroke-width="0.00694in" svg:stroke-color="#00000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<text:s/></text:p>
          </table:table-cell>
          <table:table-cell table:style-name="TableCell8">
            <text:p text:style-name="P9">JAWAPAN</text:p>
          </table:table-cell>
          <table:table-cell table:style-name="TableCell10">
            <text:p text:style-name="P11">MARKAH</text:p>
          </table:table-cell>
        </table:table-row>
        <table:table-row table:style-name="TableRow12">
          <table:table-cell table:style-name="TableCell13" table:number-columns-spanned="3">
            <text:p text:style-name="P14">BAHAGIAN A</text:p>
          </table:table-cell>
          <table:covered-table-cell/>
          <table:covered-table-cell/>
        </table:table-row>
        <table:table-row table:style-name="TableRow15">
          <table:table-cell table:style-name="TableCell16">
            <text:list text:style-name="LFO1" text:continue-numbering="true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/>
              </text:list-item>
            </text:list>
          </table:table-cell>
          <table:table-cell table:style-name="TableCell22">
            <text:p text:style-name="P23">A</text:p>
            <text:p text:style-name="P24">C</text:p>
            <text:p text:style-name="P25">B</text:p>
            <text:p text:style-name="P26">D</text:p>
            <text:p text:style-name="P27">A</text:p>
          </table:table-cell>
          <table:table-cell table:style-name="TableCell28">
            <text:p text:style-name="P29">1</text:p>
            <text:p text:style-name="P30">1</text:p>
            <text:p text:style-name="P31">1</text:p>
            <text:p text:style-name="P32">1</text:p>
            <text:p text:style-name="P33">1</text:p>
          </table:table-cell>
        </table:table-row>
        <table:table-row table:style-name="TableRow34">
          <table:table-cell table:style-name="TableCell35" table:number-columns-spanned="3">
            <text:p text:style-name="P36">BAHAGIAN B</text:p>
          </table:table-cell>
          <table:covered-table-cell/>
          <table:covered-table-cell/>
        </table:table-row>
        <table:table-row table:style-name="TableRow37">
          <table:table-cell table:style-name="TableCell38">
            <text:list text:style-name="LFO2" text:continue-numbering="true">
              <text:list-item>
                <text:p text:style-name="P39"><text:bookmark-start text:name="_Hlk16558307"/></text:p>
              </text:list-item>
            </text:list>
          </table:table-cell>
          <table:table-cell table:style-name="TableCell40">
            <text:p text:style-name="P41"><text:bookmark-start text:name="_Hlk16563506"/><text:span text:style-name="T42">Model perhubungan entiti</text:span><text:span text:style-name="T43"> atau </text:span><text:span text:style-name="T44">entity–relationship model</text:span><text:span text:style-name="T45"> terdiri daripada satu set objek yang dikenali sebagai<text:s/></text:span><text:span text:style-name="T46">entity dan<text:s/></text:span><text:span text:style-name="T47">perhubungan</text:span><text:span text:style-name="T48"><text:s/>di antara objek-objek tersebut.<text:s/></text:span></text:p>
            <text:p text:style-name="P49"><text:bookmark-end text:name="_Hlk16563506"/></text:p>
          </table:table-cell>
          <table:table-cell table:style-name="TableCell50">
            <text:p text:style-name="P51">1</text:p>
            <text:p text:style-name="P52">1</text:p>
            <text:p text:style-name="P53"/>
          </table:table-cell>
        </table:table-row>
        <table:table-row table:style-name="TableRow54">
          <table:table-cell table:style-name="TableCell55">
            <text:list text:style-name="LFO2" text:continue-numbering="true">
              <text:list-item>
                <text:p text:style-name="P56"/>
              </text:list-item>
            </text:list>
          </table:table-cell>
          <table:table-cell table:style-name="TableCell57">
            <text:p text:style-name="P58"><text:bookmark-start text:name="_Hlk16563871"/><text:span text:style-name="T59">Seni bina pangkalan data bergantung kepada beberapa jenis, iaitu<text:s/></text:span><text:span text:style-name="T60">Tentralisasi (Centralized), Desentralisasi (Decentralized)<text:s/></text:span><text:span text:style-name="T61">dan<text:s/></text:span><text:span text:style-name="T62">Herarkikal (Hierarchical)</text:span><text:bookmark-end text:name="_Hlk16563871"/></text:p>
          </table:table-cell>
          <table:table-cell table:style-name="TableCell63">
            <text:p text:style-name="P64">1</text:p>
            <text:p text:style-name="P65">1</text:p>
            <text:p text:style-name="P66">1</text:p>
            <text:p text:style-name="P67"/>
          </table:table-cell>
        </table:table-row>
        <table:table-row table:style-name="TableRow68">
          <table:table-cell table:style-name="TableCell69">
            <text:list text:style-name="LFO2" text:continue-numbering="true">
              <text:list-item>
                <text:p text:style-name="P70"/>
              </text:list-item>
            </text:list>
          </table:table-cell>
          <table:table-cell table:style-name="TableCell71">
            <text:p text:style-name="P72"><text:span text:style-name="T73">Model perhubungan entiti<text:s/></text:span><text:span text:style-name="T74">dikembangkan oleh<text:s/></text:span><text:span text:style-name="T75">Peter Chen</text:span><text:span text:style-name="T76"><text:s/>dalam buku </text:span><text:span text:style-name="T77">Entity<text:s/></text:span><text:span text:style-name="T78">Relational Model-Toward a Unified of Data</text:span><text:span text:style-name="T79">.</text:span><text:span text:style-name="T80"> Chen cuba merumuskan dasar-dasar model dan selepas itu dikembangkan dan diubahsuai oleh Chen dan ramai pakar lainnya. Pada semasa itu model perhubungan entiti dibuat<text:s/></text:span><text:span text:style-name="T81">sebagai bahagian dari </text:span><text:a office:title="Perisian" xlink:href="https://ms.wikipedia.org/wiki/Perisian" office:target-frame-name="_top" xlink:show="replace"><text:span text:style-name="T82">perisian</text:span></text:a><text:span text:style-name="T83"> yang juga merupakan<text:s/></text:span><text:span text:style-name="T84">pengubahsuaian khusus</text:span><text:span text:style-name="T85">, kerana tidak terdapat<text:s/></text:span><text:span text:style-name="T86">bentuk tunggal</text:span><text:span text:style-name="T87"><text:s/>dan piawai dari model perhubungan entiti.</text:span></text:p>
            <text:p text:style-name="P88"/>
          </table:table-cell>
          <table:table-cell table:style-name="TableCell89">
            <text:p text:style-name="P90">1</text:p>
            <text:p text:style-name="P91">1</text:p>
            <text:p text:style-name="P92">1</text:p>
            <text:p text:style-name="P93">1</text:p>
            <text:p text:style-name="P94">1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 table:number-columns-spanned="2">
            <text:p text:style-name="P100"><text:bookmark-end text:name="_Hlk16558307"/><text:soft-page-break/><text:span text:style-name="T101">BAHAGIAN C</text:span></text:p>
          </table:table-cell>
          <table:covered-table-cell/>
        </table:table-row>
        <table:table-row table:style-name="TableRow102">
          <table:table-cell table:style-name="TableCell103">
            <text:list text:style-name="LFO3" text:continue-numbering="true">
              <text:list-item>
                <text:p text:style-name="P104"/>
              </text:list-item>
            </text:list>
          </table:table-cell>
          <table:table-cell table:style-name="TableCell105">
            <text:p text:style-name="P106"><text:span text:style-name="T107"><draw:custom-shape svg:x="2.55556in" svg:y="0.09861in" svg:width="1.51389in" svg:height="1.51042in" draw:z-index="251674624" draw:id="id0" draw:style-name="a0" draw:name="Rectangle 21" text:anchor-type="paragraph"><svg:title/><svg:desc/><draw:enhanced-geometry draw:type="non-primitive" svg:viewBox="0 0 21600 21600" draw:enhanced-path="M 0 0 L 21600 0 21600 21600 0 21600 Z N"/></draw:custom-shape></text:span><text:span text:style-name="T108"><draw:custom-shape svg:x="-0.02361in" svg:y="0.16875in" svg:width="1.62778in" svg:height="1.95278in" draw:z-index="251672576" draw:id="id1" draw:style-name="a1" draw:name="Rectangle 20" text:anchor-type="paragraph"><svg:title/><svg:desc/><draw:enhanced-geometry draw:type="non-primitive" svg:viewBox="0 0 21600 21600" draw:enhanced-path="M 0 0 L 21600 0 21600 21600 0 21600 Z N"/></draw:custom-shape></text:span></text:p>
            <text:p text:style-name="P109"><text:span text:style-name="T110"><draw:g draw:z-index="251662336" draw:name="Group 48" draw:id="id4" draw:style-name="a4" text:anchor-type="paragraph"><svg:title/><svg:desc/><draw:frame draw:id="id2" draw:style-name="a2" draw:name="Text Box 50" svg:x="2.66641in" svg:y="0.07292in" svg:width="1.50234in" svg:height="1.77361in" style:rel-width="scale" style:rel-height="scale"><draw:text-box><text:p text:style-name="P111">SUBJEK</text:p><text:p text:style-name="Normal">KodSubjek (PK)</text:p><text:p text:style-name="Normal">NamaSubjek</text:p><text:p text:style-name="Normal">JamKredit</text:p></draw:text-box><svg:title/><svg:desc/></draw:frame><draw:connector draw:type="line" svg:x1="2.55764in" svg:y1="0.34553in" svg:x2="4.05999in" svg:y2="0.34553in" draw:id="id3" draw:style-name="a3" draw:name="AutoShape 51"><svg:title/><svg:desc/></draw:connector></draw:g></text:span><text:span text:style-name="T112"><draw:g draw:z-index="251661312" draw:name="Group 45" draw:id="id7" draw:style-name="a7" text:anchor-type="paragraph"><svg:title/><svg:desc/><draw:frame draw:id="id5" draw:style-name="a5" draw:name="Text Box 47" svg:x="0.10417in" svg:y="0.07986in" svg:width="1.61042in" svg:height="1.92153in" style:rel-width="scale" style:rel-height="scale"><draw:text-box><text:p text:style-name="P113">PENSYARAH</text:p><text:p text:style-name="Normal">IdStaf(PK)</text:p><text:p text:style-name="Normal">Nama</text:p><text:p text:style-name="Normal">Jantina</text:p><text:p text:style-name="Normal">Kelayakan Akademik</text:p><text:p text:style-name="Normal"/></draw:text-box><svg:title/><svg:desc/></draw:frame><draw:connector draw:type="line" svg:x1="0.10419in" svg:y1="0.29206in" svg:x2="1.59964in" svg:y2="0.29206in" draw:id="id6" draw:style-name="a6" draw:name="AutoShape 48"><svg:title/><svg:desc/></draw:connector></draw:g></text:span></text:p>
            <text:p text:style-name="P114"><text:span text:style-name="T115"><draw:g draw:z-index="251665408" draw:name="Group 19" draw:id="id11" draw:style-name="a11" text:anchor-type="paragraph"><svg:title/><svg:desc/><draw:frame draw:id="id8" draw:style-name="a8" draw:name="Text Box 56" svg:x="1.60278in" svg:y="0.27917in" svg:width="0.44112in" svg:height="0.41847in" style:rel-width="scale" style:rel-height="scale"><draw:text-box><text:p text:style-name="P116">1..*</text:p></draw:text-box><svg:title/><svg:desc/></draw:frame><draw:frame draw:id="id9" draw:style-name="a9" draw:name="Text Box 57" svg:x="2.26374in" svg:y="0.3077in" svg:width="0.44112in" svg:height="0.41847in" style:rel-width="scale" style:rel-height="scale"><draw:text-box><text:p text:style-name="P117">3..*</text:p></draw:text-box><svg:title/><svg:desc/></draw:frame><draw:frame draw:id="id10" draw:style-name="a10" draw:name="Text Box 61" svg:x="1.9047in" svg:y="0.3607in" svg:width="0.44112in" svg:height="0.41847in" style:rel-width="scale" style:rel-height="scale"><draw:text-box><text:p text:style-name="P118">ajar</text:p></draw:text-box><svg:title/><svg:desc/></draw:frame></draw:g></text:span></text:p>
            <text:p text:style-name="P119"/>
            <text:p text:style-name="P120"><text:span text:style-name="T121"><draw:connector draw:type="line" svg:x1="1.67917in" svg:y1="0.07292in" svg:x2="2.54931in" svg:y2="0.02292in" draw:z-index="251663360" draw:id="id12" draw:style-name="a13" draw:name="Straight Arrow Connector 54" text:anchor-type="paragraph"><svg:title/><svg:desc/></draw:connector></text:span></text:p>
            <text:p text:style-name="P122"><text:span text:style-name="T123"><draw:frame draw:z-index="251666432" draw:id="id13" draw:style-name="a14" draw:name="Text Box 60" text:anchor-type="paragraph" svg:x="2.80347in" svg:y="0.23125in" svg:width="0.44028in" svg:height="0.41875in" style:rel-width="scale" style:rel-height="scale"><draw:text-box><text:p text:style-name="P124">3..5</text:p></draw:text-box><svg:title/><svg:desc/></draw:frame></text:span><text:span text:style-name="T125"><draw:connector draw:type="line" svg:x1="3.26806in" svg:y1="1.51528in" svg:x2="3.24167in" svg:y2="0.25278in" draw:z-index="251664384" draw:id="id14" draw:style-name="a16" draw:name="Straight Arrow Connector 58" text:anchor-type="paragraph"><svg:title/><svg:desc/></draw:connector></text:span></text:p>
            <text:p text:style-name="P126"/>
            <text:p text:style-name="P127"><text:span text:style-name="T128"><draw:frame draw:z-index="251667456" draw:id="id15" draw:style-name="a17" draw:name="Text Box 62" text:anchor-type="paragraph" svg:x="2.70903in" svg:y="0.17292in" svg:width="0.50556in" svg:height="0.41875in" style:rel-width="scale" style:rel-height="scale"><draw:text-box><text:p text:style-name="P129">pilih</text:p></draw:text-box><svg:title/><svg:desc/></draw:frame></text:span></text:p>
            <text:p text:style-name="P130"/>
            <text:p text:style-name="P131"><text:span text:style-name="T132"><draw:frame draw:z-index="251668480" draw:id="id16" draw:style-name="a18" draw:name="Text Box 59" text:anchor-type="paragraph" svg:x="2.83056in" svg:y="0.27847in" svg:width="0.44028in" svg:height="0.41875in" style:rel-width="scale" style:rel-height="scale"><draw:text-box><text:p text:style-name="P133">1..*</text:p></draw:text-box><svg:title/><svg:desc/></draw:frame></text:span></text:p>
            <text:p text:style-name="P134"/>
            <text:p text:style-name="P135"><text:span text:style-name="T136"><draw:custom-shape svg:x="2.13889in" svg:y="0.26667in" svg:width="1.62778in" svg:height="1.95278in" draw:z-index="251676672" draw:id="id17" draw:style-name="a19" draw:name="Rectangle 22" text:anchor-type="paragraph"><svg:title/><svg:desc/><draw:enhanced-geometry draw:type="non-primitive" svg:viewBox="0 0 21600 21600" draw:enhanced-path="M 0 0 L 21600 0 21600 21600 0 21600 Z N"/></draw:custom-shape></text:span></text:p>
            <text:p text:style-name="P137"><text:span text:style-name="T138"><draw:g draw:z-index="251669504" draw:name="Group 51" draw:id="id20" draw:style-name="a22" text:anchor-type="paragraph"><svg:title/><svg:desc/><draw:frame draw:id="id18" draw:style-name="a20" draw:name="Text Box 53" svg:x="2.33681in" svg:y="0.05556in" svg:width="1.30972in" svg:height="2.25694in" style:rel-width="scale" style:rel-height="scale"><draw:text-box><text:p text:style-name="P139">STUDENT</text:p><text:p text:style-name="Normal">MatricNo (PK)</text:p><text:p text:style-name="Normal">Name</text:p><text:p text:style-name="Normal">Sex</text:p><text:p text:style-name="Normal">DOB</text:p><text:p text:style-name="Normal">Bcode (FK)</text:p></draw:text-box><svg:title/><svg:desc/></draw:frame><draw:connector draw:type="line" svg:x1="2.33681in" svg:y1="0.38241in" svg:x2="3.64653in" svg:y2="0.38241in" draw:id="id19" draw:style-name="a21" draw:name="AutoShape 54"><svg:title/><svg:desc/></draw:connector></draw:g></text:span></text:p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dyText" style:display-name="Body Text" style:family="paragraph" style:parent-style-name="Normal">
      <style:paragraph-properties fo:widows="0" fo:orphans="0" style:text-autospace="none" style:vertical-align="auto" fo:margin-bottom="0in" fo:line-height="100%"/>
      <style:text-properties style:font-name="Arial" style:font-name-asian="Arial" fo:font-size="12pt" style:font-size-asian="12pt" style:font-size-complex="12pt" fo:language="ms" style:language-asian="ms" fo:hyphenate="true"/>
    </style:style>
    <style:style style:name="BodyTextChar" style:display-name="Body Text Char" style:family="text" style:parent-style-name="DefaultParagraphFont">
      <style:text-properties style:font-name="Arial" style:font-name-asian="Arial" fo:font-size="12pt" style:font-size-asian="12pt" style:font-size-complex="12pt" fo:language="ms" style:language-asian="m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MY" style:language-asian="en" style:country-asian="MY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" svg:viewBox="0 0 20 30" svg:d="m10 0-10 30h20z"/>
    <draw:marker draw:name="a12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ra Mozi</meta:initial-creator>
    <dc:creator>H P</dc:creator>
    <meta:creation-date>2019-08-12T19:28:00Z</meta:creation-date>
    <dc:date>2019-10-03T01:24:00Z</dc:date>
    <meta:print-date>2019-08-19T04:47:00Z</meta:print-date>
    <meta:template xlink:href="Normal" xlink:type="simple"/>
    <meta:editing-cycles>8</meta:editing-cycles>
    <meta:editing-duration>PT900S</meta:editing-duration>
    <meta:document-statistic meta:page-count="2" meta:paragraph-count="1" meta:word-count="145" meta:character-count="975" meta:row-count="6" meta:non-whitespace-character-count="831"/>
  </office:meta>
</office:document-meta>
</file>